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INVERSIONES Y SOLUCIONES SEÑOR DE TORRECHAYOC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SPE ROCCA, ABIL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QUISPE COLOMA, ROOSEVELT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08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25:3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